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0343" officeooo:paragraph-rsid="001e0343"/>
    </style:style>
    <style:style style:name="P2" style:family="paragraph" style:parent-style-name="Standard">
      <style:paragraph-properties fo:text-align="justify" style:justify-single-word="false"/>
      <style:text-properties officeooo:rsid="001e0343" officeooo:paragraph-rsid="001e0343"/>
    </style:style>
    <style:style style:name="P3" style:family="paragraph" style:parent-style-name="Standard">
      <style:paragraph-properties fo:text-align="justify" style:justify-single-word="false"/>
      <style:text-properties officeooo:rsid="001e0343" officeooo:paragraph-rsid="001ebded"/>
    </style:style>
    <style:style style:name="P4" style:family="paragraph" style:parent-style-name="Standard">
      <style:paragraph-properties fo:text-align="justify" style:justify-single-word="false"/>
      <style:text-properties officeooo:rsid="001e0343" officeooo:paragraph-rsid="001f558b"/>
    </style:style>
    <style:style style:name="P5" style:family="paragraph" style:parent-style-name="Standard">
      <style:paragraph-properties fo:text-align="justify" style:justify-single-word="false"/>
      <style:text-properties officeooo:rsid="0020fa6a" officeooo:paragraph-rsid="0020fa6a"/>
    </style:style>
    <style:style style:name="P6" style:family="paragraph" style:parent-style-name="Standard">
      <style:paragraph-properties fo:text-align="justify" style:justify-single-word="false"/>
      <style:text-properties officeooo:rsid="0020fa6a" officeooo:paragraph-rsid="0023c445"/>
    </style:style>
    <style:style style:name="P7" style:family="paragraph" style:parent-style-name="Standard">
      <style:paragraph-properties fo:text-align="justify" style:justify-single-word="false"/>
      <style:text-properties officeooo:rsid="0020fa6a" officeooo:paragraph-rsid="0024ae3d"/>
    </style:style>
    <style:style style:name="P8" style:family="paragraph" style:parent-style-name="Standard">
      <style:paragraph-properties fo:text-align="justify" style:justify-single-word="false"/>
      <style:text-properties officeooo:rsid="00268482" officeooo:paragraph-rsid="00268482"/>
    </style:style>
    <style:style style:name="P9" style:family="paragraph" style:parent-style-name="Standard">
      <style:paragraph-properties fo:text-align="justify" style:justify-single-word="false"/>
      <style:text-properties officeooo:rsid="0028e4c6" officeooo:paragraph-rsid="0028e4c6"/>
    </style:style>
    <style:style style:name="P10" style:family="paragraph" style:parent-style-name="Standard">
      <style:paragraph-properties fo:text-align="justify" style:justify-single-word="false"/>
      <style:text-properties officeooo:rsid="0029f758" officeooo:paragraph-rsid="0029f758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9f758" officeooo:paragraph-rsid="0029f75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8e4c6" officeooo:paragraph-rsid="0028e4c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851d2" officeooo:paragraph-rsid="002851d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0fa6a" officeooo:paragraph-rsid="0020fa6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68482" officeooo:paragraph-rsid="0026848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e0343" officeooo:paragraph-rsid="001e034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0343" officeooo:paragraph-rsid="001e0343" style:font-weight-asian="bold" style:font-weight-complex="bold"/>
    </style:style>
    <style:style style:name="T1" style:family="text">
      <style:text-properties officeooo:rsid="001ebded"/>
    </style:style>
    <style:style style:name="T2" style:family="text">
      <style:text-properties officeooo:rsid="00203175"/>
    </style:style>
    <style:style style:name="T3" style:family="text">
      <style:text-properties officeooo:rsid="0022bf1f"/>
    </style:style>
    <style:style style:name="T4" style:family="text">
      <style:text-properties officeooo:rsid="0023c445"/>
    </style:style>
    <style:style style:name="T5" style:family="text">
      <style:text-properties officeooo:rsid="002851d2"/>
    </style:style>
    <style:style style:name="T6" style:family="text">
      <style:text-properties officeooo:rsid="0029f758"/>
    </style:style>
    <style:style style:name="T7" style:family="text">
      <style:text-properties officeooo:rsid="002a4acf"/>
    </style:style>
    <style:style style:name="T8" style:family="text">
      <style:text-properties officeooo:rsid="002f16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inuta Reunion 12 de Diciembre de 2013</text:p>
      <text:p text:style-name="P1"/>
      <text:p text:style-name="P2">Asistentes: Audry, Veronica, Vanessa, David y Michael.</text:p>
      <text:p text:style-name="P2"/>
      <text:p text:style-name="P16">Puntos:</text:p>
      <text:p text:style-name="P2"/>
      <text:p text:style-name="P2">1- Las reuniones.</text:p>
      <text:p text:style-name="P2">2- Metodologia de trabajo del equipo.</text:p>
      <text:p text:style-name="P2">3- Recuento del trabajo realizado hasta la fecha.</text:p>
      <text:p text:style-name="P2">3.1- Comparacion de diagramas.</text:p>
      <text:p text:style-name="P2">3.2- Juntar codigo.</text:p>
      <text:p text:style-name="P2">4- Trabajo para viernes 13 de Diciembre de 2013</text:p>
      <text:p text:style-name="P2">4.1 – Discusion del tiempo (linea de tiempo primer Sprint)</text:p>
      <text:p text:style-name="P2">4.2 – Asignacion de tareas</text:p>
      <text:p text:style-name="P2"/>
      <text:p text:style-name="P16">1- Las reuniones:</text:p>
      <text:p text:style-name="P2"/>
      <text:p text:style-name="P3">- <text:span text:style-name="T1">Se haran reuniones relampago interdiarias (cada dos dias) por Skype 9-930pm.</text:span></text:p>
      <text:p text:style-name="P4"><text:span text:style-name="T1">- Se hara una reunion formal cada inicio de sprint. El horario sera previo acuerdo.</text:span></text:p>
      <text:p text:style-name="P4"><text:span text:style-name="T1">- Cuando sea requerido se informara al equipo para realizacion de una nueva</text:span></text:p>
      <text:p text:style-name="P4"><text:span text:style-name="T1">- Reuniones formales duraran 45min, 1hora.</text:span></text:p>
      <text:p text:style-name="P4"><text:span text:style-name="T1">- Reuniones relampago duraran 15-20min.</text:span></text:p>
      <text:p text:style-name="P4">- <text:span text:style-name="T2">Las minutas seran llevadas por turnos.</text:span></text:p>
      <text:p text:style-name="P4">- <text:span text:style-name="T3">Vanessa hara un doodle para el horario disponible de los miembros del equipo.</text:span></text:p>
      <text:p text:style-name="P4"/>
      <text:p text:style-name="P14">2- Metodologia de trabajo del equipo:</text:p>
      <text:p text:style-name="P5"/>
      <text:p text:style-name="P5">- <text:span text:style-name="T3">Se habla de la responsabilidad del equipo en cuanto al trabajo, asistencia a clases; compromiso con el trabajo.</text:span></text:p>
      <text:p text:style-name="P5">- <text:span text:style-name="T3">Mostrar mayor compromiso con el trabajo, clases.</text:span></text:p>
      <text:p text:style-name="P5">- <text:span text:style-name="T3">En cuanto la organizacion:</text:span></text:p>
      <text:p text:style-name="P5">-- <text:span text:style-name="T3">Audry sera la lider del equipo</text:span></text:p>
      <text:p text:style-name="P6">-- <text:span text:style-name="T4">Se usara metodologia agil para la gestion de configuraciones (Git)</text:span></text:p>
      <text:p text:style-name="P6">-- <text:span text:style-name="T4">Las tareas seran distribuidas entre los miembros del equipo. (Se colocaran en los Sprints junto a los responsables).</text:span></text:p>
      <text:p text:style-name="P7">- <text:span text:style-name="T4">Vanessa verificara el cumplimiento de la metodologia Scrum.</text:span></text:p>
      <text:p text:style-name="P7"><text:s/></text:p>
      <text:p text:style-name="P15">3- Recuento del trabajo realizado hasta la fecha:</text:p>
      <text:p text:style-name="P8"/>
      <text:p text:style-name="P13">3.1.- Comparacion Diagrama Clases:</text:p>
      <text:p text:style-name="P8"/>
      <text:p text:style-name="P8">- <text:span text:style-name="T5">Se hablo sobre el diagrama de clases: Ver observaciones en el doc: CambiosDC.odt</text:span></text:p>
      <text:p text:style-name="P9"/>
      <text:p text:style-name="P12">3.2.- Juntar Codigo:</text:p>
      <text:p text:style-name="P9"/>
      <text:p text:style-name="P9">- Se subira al drive el codigo de cada equipo y se trabajara en conjunto los cambios e integraciones a realizar.</text:p>
      <text:p text:style-name="P9">- Tarea prioridad: Se comenzara entre hoy 12/12 y manana 13/12.</text:p>
      <text:p text:style-name="P9"/>
      <text:p text:style-name="P12"><text:soft-page-break/>4- Trabajo para viernes 13 de Diciembre de 2013</text:p>
      <text:p text:style-name="P9"/>
      <text:p text:style-name="P12">4.1.- Discusion del tiempo (linea de tiempo primer sprint):</text:p>
      <text:p text:style-name="P9"/>
      <text:p text:style-name="P9">- <text:span text:style-name="T6">Se discutio el nuevo sprint y la subdivision de tareas de las principales.</text:span></text:p>
      <text:p text:style-name="P9">- <text:span text:style-name="T6">Se debe trabajar con pruebas unitarias en paralelo.</text:span></text:p>
      <text:p text:style-name="P9"/>
      <text:p text:style-name="P11">4.2.- Asignacion de tareas:</text:p>
      <text:p text:style-name="P10"/>
      <text:p text:style-name="P11">- <text:span text:style-name="T8">JUNTAR DIAGRAMAS Y A PARTIR DE AQUI UNIR CODIGO.</text:span></text:p>
      <text:p text:style-name="P10">- Empezar a unir codigo <text:span text:style-name="T7">(se utilizara googledoc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2:44:15.633965472</meta:creation-date>
    <dc:date>2013-12-12T14:23:05.656811952</dc:date>
    <meta:editing-duration>PT1H23M35S</meta:editing-duration>
    <meta:editing-cycles>14</meta:editing-cycles>
    <meta:generator>LibreOffice/4.1.3.2$Linux_X86_64 LibreOffice_project/410$Build-2</meta:generator>
    <meta:document-statistic meta:table-count="0" meta:image-count="0" meta:object-count="0" meta:page-count="2" meta:paragraph-count="41" meta:word-count="344" meta:character-count="2067" meta:non-whitespace-character-count="1760"/>
  </office:meta>
</office:document-meta>
</file>